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set" svg:font-family="unse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/>
      <style:text-properties style:font-name="Times New Roman" style:font-name-asian="Times New Roman" style:font-name-complex="Times New Roman" fo:font-weight="bold" style:font-weight-asian="bold" style:font-weight-complex="bold" fo:color="#1F1F1F" style:letter-kerning="true" fo:font-size="24pt" style:font-size-asian="24pt" style:font-size-complex="24pt" style:language-asian="it" style:country-asian="IT"/>
    </style:style>
    <style:style style:name="P2" style:parent-style-name="NormalWeb" style:family="paragraph">
      <style:paragraph-properties fo:margin-top="0in" fo:background-color="#FFFFFF"/>
    </style:style>
    <style:style style:name="P3" style:parent-style-name="NormalWeb" style:family="paragraph">
      <style:paragraph-properties fo:margin-top="0in" fo:background-color="#FFFFFF"/>
    </style:style>
    <style:style style:name="T4" style:parent-style-name="Strong" style:family="text">
      <style:text-properties style:font-name="unset" fo:color="#1F1F1F" fo:language="en" fo:country="US"/>
    </style:style>
    <style:style style:name="T5" style:parent-style-name="DefaultParagraphFont" style:family="text">
      <style:text-properties fo:color="#1F1F1F" fo:language="en" fo:country="US"/>
    </style:style>
    <style:style style:name="P6" style:parent-style-name="NormalWeb" style:family="paragraph">
      <style:paragraph-properties fo:margin-top="0in" fo:background-color="#FFFFFF"/>
    </style:style>
    <style:style style:name="T7" style:parent-style-name="Strong" style:family="text">
      <style:text-properties style:font-name="unset" fo:color="#1F1F1F" fo:language="en" fo:country="US"/>
    </style:style>
    <style:style style:name="T8" style:parent-style-name="DefaultParagraphFont" style:family="text">
      <style:text-properties fo:color="#1F1F1F" fo:language="en" fo:country="US"/>
    </style:style>
    <style:style style:name="P9" style:parent-style-name="NormalWeb" style:family="paragraph">
      <style:paragraph-properties fo:margin-top="0in" fo:background-color="#FFFFFF"/>
    </style:style>
    <style:style style:name="T10" style:parent-style-name="Strong" style:family="text">
      <style:text-properties style:font-name="unset" fo:color="#1F1F1F" fo:language="en" fo:country="US"/>
    </style:style>
    <style:style style:name="T11" style:parent-style-name="DefaultParagraphFont" style:family="text">
      <style:text-properties fo:color="#1F1F1F" fo:language="en" fo:country="US"/>
    </style:style>
    <style:style style:name="P12" style:parent-style-name="NormalWeb" style:family="paragraph">
      <style:paragraph-properties fo:margin-top="0in" fo:background-color="#FFFFFF"/>
    </style:style>
    <style:style style:name="T13" style:parent-style-name="Strong" style:family="text">
      <style:text-properties style:font-name="unset" fo:color="#1F1F1F" fo:language="en" fo:country="US"/>
    </style:style>
    <style:style style:name="T14" style:parent-style-name="DefaultParagraphFont" style:family="text">
      <style:text-properties fo:color="#1F1F1F" fo:language="en" fo:country="US"/>
    </style:style>
    <style:style style:name="P15" style:parent-style-name="NormalWeb" style:family="paragraph">
      <style:paragraph-properties fo:margin-top="0in" fo:background-color="#FFFFFF"/>
    </style:style>
    <style:style style:name="T16" style:parent-style-name="Strong" style:family="text">
      <style:text-properties style:font-name="unset" fo:color="#1F1F1F" fo:language="en" fo:country="US"/>
    </style:style>
    <style:style style:name="T17" style:parent-style-name="DefaultParagraphFont" style:family="text">
      <style:text-properties fo:color="#1F1F1F" fo:language="en" fo:country="US"/>
    </style:style>
    <style:style style:name="P18" style:parent-style-name="NormalWeb" style:family="paragraph">
      <style:paragraph-properties fo:margin-top="0in" fo:background-color="#FFFFFF"/>
    </style:style>
    <style:style style:name="T19" style:parent-style-name="Strong" style:family="text">
      <style:text-properties style:font-name="unset" fo:color="#1F1F1F" fo:language="en" fo:country="US"/>
    </style:style>
    <style:style style:name="T20" style:parent-style-name="DefaultParagraphFont" style:family="text">
      <style:text-properties fo:color="#1F1F1F" fo:language="en" fo:country="US"/>
    </style:style>
    <style:style style:name="P21" style:parent-style-name="NormalWeb" style:family="paragraph">
      <style:paragraph-properties fo:margin-top="0in" fo:background-color="#FFFFFF"/>
    </style:style>
    <style:style style:name="T22" style:parent-style-name="Strong" style:family="text">
      <style:text-properties style:font-name="unset" fo:color="#1F1F1F" fo:language="en" fo:country="US"/>
    </style:style>
    <style:style style:name="T23" style:parent-style-name="DefaultParagraphFont" style:family="text">
      <style:text-properties fo:color="#1F1F1F" fo:language="en" fo:country="US"/>
    </style:style>
    <style:style style:name="P24" style:parent-style-name="NormalWeb" style:family="paragraph">
      <style:paragraph-properties fo:margin-top="0in" fo:background-color="#FFFFFF"/>
    </style:style>
    <style:style style:name="T25" style:parent-style-name="Strong" style:family="text">
      <style:text-properties style:font-name="unset" fo:color="#1F1F1F" fo:language="en" fo:country="US"/>
    </style:style>
    <style:style style:name="T26" style:parent-style-name="DefaultParagraphFont" style:family="text">
      <style:text-properties fo:color="#1F1F1F" fo:language="en" fo:country="US"/>
    </style:style>
    <style:style style:name="P27" style:parent-style-name="NormalWeb" style:family="paragraph">
      <style:paragraph-properties fo:margin-top="0in" fo:background-color="#FFFFFF"/>
    </style:style>
    <style:style style:name="T28" style:parent-style-name="Strong" style:family="text">
      <style:text-properties style:font-name="unset" fo:color="#1F1F1F" fo:language="en" fo:country="US"/>
    </style:style>
    <style:style style:name="T29" style:parent-style-name="DefaultParagraphFont" style:family="text">
      <style:text-properties fo:color="#1F1F1F" fo:language="en" fo:country="US"/>
    </style:style>
    <style:style style:name="P30" style:parent-style-name="NormalWeb" style:family="paragraph">
      <style:paragraph-properties fo:margin-top="0in" fo:background-color="#FFFFFF"/>
    </style:style>
    <style:style style:name="T31" style:parent-style-name="Strong" style:family="text">
      <style:text-properties style:font-name="unset" fo:color="#1F1F1F" fo:language="en" fo:country="US"/>
    </style:style>
    <style:style style:name="T32" style:parent-style-name="DefaultParagraphFont" style:family="text">
      <style:text-properties fo:color="#1F1F1F" fo:language="en" fo:country="US"/>
    </style:style>
    <style:style style:name="P33" style:parent-style-name="NormalWeb" style:family="paragraph">
      <style:paragraph-properties fo:margin-top="0in" fo:background-color="#FFFFFF"/>
    </style:style>
    <style:style style:name="T34" style:parent-style-name="Strong" style:family="text">
      <style:text-properties style:font-name="unset" fo:color="#1F1F1F" fo:language="en" fo:country="US"/>
    </style:style>
    <style:style style:name="T35" style:parent-style-name="DefaultParagraphFont" style:family="text">
      <style:text-properties fo:color="#1F1F1F" fo:language="en" fo:country="US"/>
    </style:style>
    <style:style style:name="P36" style:parent-style-name="NormalWeb" style:family="paragraph">
      <style:paragraph-properties fo:margin-top="0in" fo:background-color="#FFFFFF"/>
    </style:style>
    <style:style style:name="T37" style:parent-style-name="Strong" style:family="text">
      <style:text-properties style:font-name="unset" fo:color="#1F1F1F" fo:language="en" fo:country="US"/>
    </style:style>
    <style:style style:name="T38" style:parent-style-name="DefaultParagraphFont" style:family="text">
      <style:text-properties fo:color="#1F1F1F" fo:language="en" fo:country="US"/>
    </style:style>
    <style:style style:name="P39" style:parent-style-name="NormalWeb" style:family="paragraph">
      <style:paragraph-properties fo:margin-top="0in" fo:background-color="#FFFFFF"/>
    </style:style>
    <style:style style:name="T40" style:parent-style-name="Strong" style:family="text">
      <style:text-properties style:font-name="unset" fo:color="#1F1F1F" fo:language="en" fo:country="US"/>
    </style:style>
    <style:style style:name="T41" style:parent-style-name="DefaultParagraphFont" style:family="text">
      <style:text-properties fo:color="#1F1F1F" fo:language="en" fo:country="US"/>
    </style:style>
    <style:style style:name="P42" style:parent-style-name="NormalWeb" style:family="paragraph">
      <style:paragraph-properties fo:margin-top="0in" fo:background-color="#FFFFFF"/>
    </style:style>
    <style:style style:name="T43" style:parent-style-name="Strong" style:family="text">
      <style:text-properties style:font-name="unset" fo:color="#1F1F1F" fo:language="en" fo:country="US"/>
    </style:style>
    <style:style style:name="T44" style:parent-style-name="DefaultParagraphFont" style:family="text">
      <style:text-properties fo:color="#1F1F1F" fo:language="en" fo:country="US"/>
    </style:style>
    <style:style style:name="P45" style:parent-style-name="NormalWeb" style:family="paragraph">
      <style:paragraph-properties fo:margin-top="0in" fo:background-color="#FFFFFF"/>
    </style:style>
    <style:style style:name="T46" style:parent-style-name="Strong" style:family="text">
      <style:text-properties style:font-name="unset" fo:color="#1F1F1F" fo:language="en" fo:country="US"/>
    </style:style>
    <style:style style:name="T47" style:parent-style-name="DefaultParagraphFont" style:family="text">
      <style:text-properties fo:color="#1F1F1F" fo:language="en" fo:country="US"/>
    </style:style>
    <style:style style:name="P48" style:parent-style-name="NormalWeb" style:family="paragraph">
      <style:paragraph-properties fo:margin-top="0in" fo:background-color="#FFFFFF"/>
    </style:style>
    <style:style style:name="T49" style:parent-style-name="Strong" style:family="text">
      <style:text-properties style:font-name="unset" fo:color="#1F1F1F" fo:language="en" fo:country="US"/>
    </style:style>
    <style:style style:name="T50" style:parent-style-name="DefaultParagraphFont" style:family="text">
      <style:text-properties fo:color="#1F1F1F" fo:language="en" fo:country="US"/>
    </style:style>
    <style:style style:name="P51" style:parent-style-name="NormalWeb" style:family="paragraph">
      <style:paragraph-properties fo:margin-top="0in" fo:margin-bottom="0in" fo:background-color="#FFFFFF"/>
    </style:style>
    <style:style style:name="T52" style:parent-style-name="Strong" style:family="text">
      <style:text-properties style:font-name="unset" fo:color="#1F1F1F" fo:language="en" fo:country="US"/>
    </style:style>
    <style:style style:name="T53" style:parent-style-name="DefaultParagraphFont" style:family="text">
      <style:text-properties fo:color="#1F1F1F" fo:language="en" fo:country="US"/>
    </style:style>
    <style:style style:name="P54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Glossary terms</text:h>
      <text:p text:style-name="P2"/>
      <text:p text:style-name="P3"><text:span text:style-name="T4">Application programming interface (API):<text:s/></text:span><text:span text:style-name="T5">A set of functions and procedures that integrate computer programs, forming a connection that enables them to communicate </text:span></text:p>
      <text:p text:style-name="P6"><text:span text:style-name="T7">Business intelligence (BI):</text:span><text:span text:style-name="T8"><text:s/>Automating processes and information channels in order to transform relevant data into actionable insights that are easily available to decision-makers</text:span></text:p>
      <text:p text:style-name="P9"><text:span text:style-name="T10">Business intelligence governance:</text:span><text:span text:style-name="T11"><text:s/>A process for defining and implementing business intelligence systems and frameworks within an organization</text:span></text:p>
      <text:p text:style-name="P12"><text:span text:style-name="T13">Business intelligence stages:<text:s/></text:span><text:span text:style-name="T14">The sequence of stages that determine both BI business value and organizational data maturity, which are capture, analyze, and monitor</text:span></text:p>
      <text:p text:style-name="P15"><text:span text:style-name="T16">Business intelligence strategy:<text:s/></text:span><text:span text:style-name="T17">The management of the people, processes, and tools used in the business intelligence process</text:span></text:p>
      <text:p text:style-name="P18"><text:span text:style-name="T19">Data analysts:<text:s/></text:span><text:span text:style-name="T20">People who collect, transform, and organize data</text:span></text:p>
      <text:p text:style-name="P21"><text:span text:style-name="T22">Data governance professionals:<text:s/></text:span><text:span text:style-name="T23">People who are responsible for the formal management of an organization’s data assets</text:span></text:p>
      <text:p text:style-name="P24"><text:span text:style-name="T25">Data maturity:<text:s/></text:span><text:span text:style-name="T26">The extent to which an organization is able to effectively use its data in order to extract actionable insights</text:span></text:p>
      <text:p text:style-name="P27"><text:span text:style-name="T28">Data model:<text:s/></text:span><text:span text:style-name="T29">A tool for organizing data elements and how they relate to one another</text:span></text:p>
      <text:p text:style-name="P30"><text:span text:style-name="T31">Data pipeline:</text:span><text:span text:style-name="T32"><text:s/>A series of processes that transports data from different sources to their final destination for storage and analysis</text:span></text:p>
      <text:p text:style-name="P33"><text:span text:style-name="T34">Data warehousing specialists:<text:s/></text:span><text:span text:style-name="T35">People who develop processes and procedures to effectively store and organize data</text:span></text:p>
      <text:p text:style-name="P36"><text:span text:style-name="T37">ETL (extract, transform, and load):</text:span><text:span text:style-name="T38"><text:s/>A type of data pipeline that enables data to be gathered from source systems, converted into a useful format, and brought into a data warehouse or other unified destination system</text:span></text:p>
      <text:p text:style-name="P39"><text:span text:style-name="T40">Information technology professionals:<text:s/></text:span><text:span text:style-name="T41">People who test, install, repair, upgrade, and maintain hardware and software solutions</text:span></text:p>
      <text:p text:style-name="P42"><text:span text:style-name="T43">Iteration:<text:s/></text:span><text:span text:style-name="T44">Repeating a procedure over and over again in order to keep getting closer to the desired result</text:span></text:p>
      <text:p text:style-name="P45"><text:span text:style-name="T46">Key performance indicator (KPI):<text:s/></text:span><text:span text:style-name="T47">A quantifiable value, closely linked to business strategy, which is used to track progress toward a goal</text:span></text:p>
      <text:p text:style-name="P48"><text:span text:style-name="T49">Portfolio:<text:s/></text:span><text:span text:style-name="T50">A collection of materials that can be shared with potential employers</text:span></text:p>
      <text:p text:style-name="P51"><text:span text:style-name="T52">Project manager:<text:s/></text:span><text:span text:style-name="T53">A person who handles a project’s day-to-day steps, scope, schedule, budget, and resources</text:span>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set" svg:font-family="unse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it" style:country-asian="I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</meta:initial-creator>
    <dc:creator>Microsoft</dc:creator>
    <meta:creation-date>2023-07-10T19:53:00Z</meta:creation-date>
    <dc:date>2023-07-10T19:55:00Z</dc:date>
    <meta:template xlink:href="Normal" xlink:type="simple"/>
    <meta:editing-cycles>1</meta:editing-cycles>
    <meta:editing-duration>PT120S</meta:editing-duration>
    <meta:document-statistic meta:page-count="1" meta:paragraph-count="4" meta:word-count="329" meta:character-count="2201" meta:row-count="15" meta:non-whitespace-character-count="1876"/>
  </office:meta>
</office:document-meta>
</file>